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1c1cc" officeooo:paragraph-rsid="0004106b"/>
    </style:style>
    <style:style style:name="P2" style:family="paragraph" style:parent-style-name="Heading_20_4">
      <style:text-properties officeooo:rsid="0001c1cc" officeooo:paragraph-rsid="0001c1cc"/>
    </style:style>
    <style:style style:name="P3" style:family="paragraph" style:parent-style-name="Standard">
      <style:text-properties fo:font-weight="bold" officeooo:rsid="0001c1cc" officeooo:paragraph-rsid="0001c1cc" style:font-weight-asian="bold" style:font-weight-complex="bold"/>
    </style:style>
    <style:style style:name="P4" style:family="paragraph" style:parent-style-name="Standard">
      <style:text-properties officeooo:rsid="0001c1cc" officeooo:paragraph-rsid="0001c1cc"/>
    </style:style>
    <style:style style:name="P5" style:family="paragraph" style:parent-style-name="Standard">
      <style:text-properties officeooo:rsid="00038959" officeooo:paragraph-rsid="00038959"/>
    </style:style>
    <style:style style:name="P6" style:family="paragraph" style:parent-style-name="Text_20_body">
      <style:text-properties officeooo:rsid="0004106b" officeooo:paragraph-rsid="0004106b"/>
    </style:style>
    <style:style style:name="P7" style:family="paragraph" style:parent-style-name="Text_20_body">
      <style:text-properties officeooo:paragraph-rsid="0004106b"/>
    </style:style>
    <style:style style:name="P8" style:family="paragraph" style:parent-style-name="Text_20_body">
      <style:text-properties officeooo:rsid="00058100" officeooo:paragraph-rsid="00058100"/>
    </style:style>
    <style:style style:name="T1" style:family="text">
      <style:text-properties fo:font-weight="bold" officeooo:rsid="00038959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106b" style:font-weight-asian="bold" style:font-weight-complex="bold"/>
    </style:style>
    <style:style style:name="T4" style:family="text">
      <style:text-properties fo:font-weight="bold" officeooo:rsid="0001c1cc" style:font-weight-asian="bold" style:font-weight-complex="bold"/>
    </style:style>
    <style:style style:name="T5" style:family="text">
      <style:text-properties officeooo:rsid="00041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esmontaje y montaje de un equipo.</text:h>
      <text:h text:style-name="P2" text:outline-level="4">Pasos para el desmontaje</text:h>
      <text:p text:style-name="P3">1. Preparación del lugar de trabajo</text:p>
      <text:p text:style-name="P4">Asegurarse de que el área de trabajo esté limpia y libre de estática. También reunir todas las herramientas necesarias.</text:p>
      <text:p text:style-name="P4"/>
      <text:p text:style-name="P3">2. Descargarte de electricidad estática</text:p>
      <text:p text:style-name="P4"/>
      <text:p text:style-name="P3">3. Desconexión</text:p>
      <text:p text:style-name="P4">Desconectar los cables externos del equipo. </text:p>
      <text:p text:style-name="P4"/>
      <text:p text:style-name="P3">4. Quitar la carcasa</text:p>
      <text:p text:style-name="P4">Quitar los tornillos de la carcasa o sácala deslizándola. Cuidado con no cortarte</text:p>
      <text:p text:style-name="P4"/>
      <text:p text:style-name="P3">5. <text:s/>Desconexión de cables internos y componentes</text:p>
      <text:p text:style-name="P4">Quitamos los cables conectados internamente y conforme vamos desconectando componentes <text:s/>los vamos sacando. (Disipador, disco duro, ram, cpu, tarjeta gráfica…).</text:p>
      <text:p text:style-name="P5">Consejo: Ten en cuenta donde pones todos los tornillos de cada pieza.</text:p>
      <text:p text:style-name="P4"/>
      <text:p text:style-name="P4">Problemas encontrados en el desmontaje: Pérdida de tornillos, y mal encaje del disipador.</text:p>
      <text:p text:style-name="P4"/>
      <text:h text:style-name="P2" text:outline-level="4">Pasos para el montaje</text:h>
      <text:p text:style-name="P6"><text:span text:style-name="T1">1. </text:span><text:span text:style-name="T2">Asegúrate que la caja del equipo esta limpia</text:span></text:p>
      <text:p text:style-name="P7"><text:span text:style-name="T3">2</text:span><text:span text:style-name="T1">. </text:span><text:span text:style-name="Strong_20_Emphasis"><text:span text:style-name="T4">Coloca los componente</text:span></text:span><text:span text:style-name="Strong_20_Emphasis"><text:span text:style-name="T3">s</text:span></text:span></text:p>
      <text:p text:style-name="P7">Coloca los componentes en su lugar correspondiente dentro de la carcasa.</text:p>
      <text:p text:style-name="P7"><text:span text:style-name="Strong_20_Emphasis"><text:span text:style-name="T5">3.Conecta los cables</text:span></text:span></text:p>
      <text:p text:style-name="P7">Vuelve a conectar todos los cables y conectores que habías desconectado.</text:p>
      <text:p text:style-name="P7"><text:span text:style-name="Strong_20_Emphasis"><text:span text:style-name="T5">4. </text:span></text:span><text:span text:style-name="Strong_20_Emphasis">Cierra la carcasa</text:span></text:p>
      <text:p text:style-name="P7">Vuelve a colocar la carcasa y asegúrate de que todos los tornillos estén bien apretados.</text:p>
      <text:p text:style-name="P7"><text:span text:style-name="Strong_20_Emphasis"><text:span text:style-name="T5">5. </text:span></text:span><text:span text:style-name="Strong_20_Emphasis">Conecta los periféricos</text:span></text:p>
      <text:p text:style-name="P7">Conecta todos los dispositivos externos y enchufa el equipo a la corriente eléctrica.</text:p>
      <text:p text:style-name="P7"><text:span text:style-name="Strong_20_Emphasis"><text:span text:style-name="T5">6.</text:span></text:span><text:span text:style-name="Strong_20_Emphasis">Enciende el equipo</text:span></text:p>
      <text:p text:style-name="P7">Enciende el equipo y verifica que todos los componentes funcionen correctamente.</text:p>
      <text:p text:style-name="P8">Problemas encontrados en el montaje: La falta de tornillos.</text:p>
      <text:p text:style-name="P8">Si fuera mi equipo yo cambiaría la caja y le pondría un mejor procesador y 16 gb de RAM aprovechando la epoca del año con rebaj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c1cc" officeooo:paragraph-rsid="0001c1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08:43:50.614000000</meta:creation-date>
    <dc:date>2024-11-28T13:41:21.718000000</dc:date>
    <meta:editing-duration>PT1H21M44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28" meta:word-count="251" meta:character-count="1591" meta:non-whitespace-character-count="1365"/>
  </office:meta>
</office:document-meta>
</file>